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PT Sans" svg:font-family="'PT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635cm" fo:margin-right="0cm" fo:text-align="center" style:justify-single-word="false" fo:text-indent="-0.635cm" style:auto-text-indent="false" style:page-number="auto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fdf4b" style:font-size-asian="13pt" style:font-weight-asian="bold" style:font-size-complex="13pt" style:font-weight-complex="bold"/>
    </style:style>
    <style:style style:name="T3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fo:font-weight="bold" officeooo:rsid="0024c4c2" style:font-size-asian="12pt" style:font-weight-asian="bold" style:font-name-complex="Calibri1" style:font-size-complex="12pt" style:font-weight-complex="bold"/>
    </style:style>
    <style:style style:name="T5" style:family="text">
      <style:text-properties fo:font-size="12pt" fo:font-weight="bold" style:font-size-asian="12pt" style:font-name-complex="Calibri1" style:font-size-complex="12pt"/>
    </style:style>
    <style:style style:name="T6" style:family="text">
      <style:text-properties fo:font-size="12pt" fo:font-weight="bold" officeooo:rsid="0024c4c2" style:font-size-asian="12pt" style:font-name-complex="Calibri1" style:font-size-complex="12pt"/>
    </style:style>
    <style:style style:name="T7" style:family="text">
      <style:text-properties fo:font-size="12pt" fo:font-weight="bold" style:font-size-asian="12pt" style:font-size-complex="12pt"/>
    </style:style>
    <style:style style:name="T8" style:family="text">
      <style:text-properties fo:font-size="12pt" fo:font-weight="bold" officeooo:rsid="0024c4c2" style:font-size-asian="12pt" style:font-size-complex="12pt"/>
    </style:style>
    <style:style style:name="T9" style:family="text">
      <style:text-properties fo:font-size="12pt" style:font-size-asian="12pt" style:font-name-complex="Calibri1" style:font-size-complex="12pt"/>
    </style:style>
    <style:style style:name="T10" style:family="text">
      <style:text-properties fo:font-size="12pt" officeooo:rsid="0024c4c2" style:font-size-asian="12pt" style:font-name-complex="Calibri1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en" fo:country="US" fo:font-style="italic" style:font-size-asian="12pt" style:font-name-complex="Calibri1" style:font-size-complex="12pt"/>
    </style:style>
    <style:style style:name="T13" style:family="text">
      <style:text-properties fo:font-size="12pt" fo:language="en" fo:country="US" fo:font-style="italic" officeooo:rsid="0024c4c2" style:font-size-asian="12pt" style:font-name-complex="Calibri1" style:font-size-complex="12pt"/>
    </style:style>
    <style:style style:name="T14" style:family="text">
      <style:text-properties fo:font-size="12pt" fo:language="en" fo:country="US" fo:font-style="italic" fo:font-weight="bold" style:font-size-asian="12pt" style:font-weight-asian="bold" style:font-name-complex="Calibri1" style:font-size-complex="12pt" style:font-weight-complex="bold"/>
    </style:style>
    <style:style style:name="T15" style:family="text">
      <style:text-properties fo:font-size="12pt" fo:language="en" fo:country="US" fo:font-style="italic" fo:font-weight="bold" officeooo:rsid="0024c4c2" style:font-size-asian="12pt" style:font-weight-asian="bold" style:font-name-complex="Calibri1" style:font-size-complex="12pt" style:font-weight-complex="bold"/>
    </style:style>
    <style:style style:name="T16" style:family="text">
      <style:text-properties fo:font-size="12pt" fo:language="en" fo:country="US" fo:font-style="italic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T17" style:family="text">
      <style:text-properties fo:font-size="12pt" fo:language="en" fo:country="US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8" style:family="text">
      <style:text-properties fo:font-size="12pt" fo:language="en" fo:country="US" fo:font-style="normal" fo:font-weight="bold" officeooo:rsid="0024c4c2" style:font-size-asian="12pt" style:font-style-asian="normal" style:font-weight-asian="bold" style:font-name-complex="Calibri1" style:font-size-complex="12pt" style:font-style-complex="normal" style:font-weight-complex="bold"/>
    </style:style>
    <style:style style:name="T19" style:family="text">
      <style:text-properties fo:font-size="12pt" fo:font-style="italic" style:font-size-asian="12pt" style:font-style-asian="italic" style:font-name-complex="Calibri1" style:font-size-complex="12pt" style:font-style-complex="italic"/>
    </style:style>
    <style:style style:name="T20" style:family="text">
      <style:text-properties fo:font-size="12pt" fo:font-style="italic" fo:font-weight="bold" style:font-size-asian="12pt" style:font-name-complex="Calibri1" style:font-size-complex="12pt"/>
    </style:style>
    <style:style style:name="T21" style:family="text">
      <style:text-properties fo:font-size="12pt" fo:font-style="italic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T22" style:family="text">
      <style:text-properties fo:font-size="12pt" fo:font-style="italic" fo:font-weight="bold" officeooo:rsid="0024c4c2" style:font-size-asian="12pt" style:font-style-asian="italic" style:font-weight-asian="bold" style:font-name-complex="Calibri1" style:font-size-complex="12pt" style:font-style-complex="italic" style:font-weight-complex="bold"/>
    </style:style>
    <style:style style:name="T23" style:family="text">
      <style:text-properties fo:font-size="12pt" fo:font-style="italic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24c4c2" style:font-size-asian="12pt" style:font-style-asian="normal" style:font-weight-asian="bold" style:font-name-complex="Calibri1" style:font-size-complex="12pt" style:font-style-complex="normal" style:font-weight-complex="bold"/>
    </style:style>
    <style:style style:name="T28" style:family="text">
      <style:text-properties fo:font-size="12pt" fo:font-style="normal" style:font-size-asian="12pt" style:font-style-asian="normal" style:font-name-complex="Calibri1" style:font-size-complex="12pt" style:font-style-complex="normal"/>
    </style:style>
    <style:style style:name="T2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4c4c2"/>
    </style:style>
    <style:style style:name="T33" style:family="text">
      <style:text-properties fo:font-style="italic"/>
    </style:style>
    <style:style style:name="T34" style:family="text">
      <style:text-properties fo:font-style="italic" fo:font-weight="bold"/>
    </style:style>
    <style:style style:name="T35" style:family="text">
      <style:text-properties fo:font-style="italic" fo:font-weight="bold" style:font-weight-asian="bold" style:font-weight-complex="bold"/>
    </style:style>
    <style:style style:name="T36" style:family="text">
      <style:text-properties fo:font-style="italic" fo:font-weight="bold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normal" style:font-weight-asian="normal" style:font-weight-complex="normal"/>
    </style:style>
    <style:style style:name="T39" style:family="text">
      <style:text-properties fo:font-style="italic" officeooo:rsid="0024c4c2"/>
    </style:style>
    <style:style style:name="T40" style:family="text">
      <style:text-properties fo:language="en" fo:country="US" fo:font-style="italic"/>
    </style:style>
    <style:style style:name="T41" style:family="text">
      <style:text-properties fo:language="en" fo:country="US" fo:font-style="italic" style:font-style-asian="italic" style:font-style-complex="italic"/>
    </style:style>
    <style:style style:name="T42" style:family="text">
      <style:text-properties fo:language="en" fo:country="US" fo:font-style="normal" style:font-style-asian="normal" style:font-style-complex="normal"/>
    </style:style>
    <style:style style:name="T4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officeooo:rsid="0024c4c2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fo:font-weight="bold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c4c2" style:font-style-asian="normal" style:font-weight-asian="bold" style:font-style-complex="normal" style:font-weight-complex="bold"/>
    </style:style>
    <style:style style:name="T4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Ключевые термины по теме «</text:span><text:span text:style-name="T2">Когнитивные технологии</text:span><text:span text:style-name="T1">»</text:span></text:p>
      <text:p text:style-name="Standard"><text:span text:style-name="T5">Когнитивистика</text:span><text:span text:style-name="T9">, </text:span><text:span text:style-name="T20">когнитивная наука</text:span><text:span text:style-name="T3"> </text:span><text:span text:style-name="T4">(cognitive science) </text:span><text:span text:style-name="T9">— междисциплинарное научное направление, объединяющее теорию познания, когнитивную психологию, нейрофизиологию, когнитивную лингвистику, невербальную коммуникацию и теорию искусственного интеллекта. </text:span></text:p>
      <text:p text:style-name="Standard"><text:span text:style-name="T5">Нейронауки </text:span><text:span text:style-name="T6">(neuroscience)</text:span><text:span text:style-name="T9"> — междисциплинарная область знаний, занимающаяся изучением нейронных процессов. Традиционно изучением нервной системы занималась нейробиология, однако сейчас нейронауки включают в себя целый ряд областей, таких как когнитивная наука, химия, информатика, инженерия, лингвистика, медицина, физика, философия и психология. Развитие нейронаук повлекло за собой создание новых дисциплин, в частности, нейроэтики, нейрокоммуникаций, нейроархитектуры и нейромаркетинга. </text:span></text:p>
      <text:p text:style-name="Standard"><text:span text:style-name="T5">Компьютерное зрение</text:span><text:span text:style-name="T9"> / </text:span><text:span text:style-name="T5">техническое зрение </text:span><text:span text:style-name="T6">(computer vision)</text:span><text:span text:style-name="T9"> — теория и технология создания машин, которые могут производить обнаружение, отслеживание и классификацию объектов. </text:span></text:p>
      <text:p text:style-name="Standard"><text:span text:style-name="T5">Сервер исполнения бизнес правил</text:span><text:span text:style-name="T3"> (</text:span><text:span text:style-name="T4">b</text:span><text:span text:style-name="T17">usiness </text:span><text:span text:style-name="T18">r</text:span><text:span text:style-name="T17">ule </text:span><text:span text:style-name="T18">e</text:span><text:span text:style-name="T17">ngine</text:span><text:span text:style-name="T15">) </text:span><text:span text:style-name="T9">— компонент системы управления бизнес-правилами предприятия, в функции которого входит выполнение правил. Он предоставляет сервисы принятия решений, которые могут вызывать внешние приложения. </text:span></text:p>
      <text:p text:style-name="Standard"><text:span text:style-name="T5">Робототехн</text:span><text:span text:style-name="T3">ика (</text:span><text:span text:style-name="T4">robotics</text:span><text:span text:style-name="T3">) </text:span><text:span text:style-name="T9">— прикладная наука, занимающаяся разработкой автоматизированных технических систем и являющаяся важнейшей технической основой развития производства. </text:span></text:p>
      <text:p text:style-name="Standard"><text:span text:style-name="T10">[ИСТОЧНИК: </text:span><text:span text:style-name="T9">Попов, Письменный, 1990</text:span><text:span text:style-name="T10">]</text:span></text:p>
      <text:p text:style-name="Standard"><text:span text:style-name="T5">Автоматическое планирование и диспетчеризация</text:span><text:span text:style-name="T9"> </text:span><text:span text:style-name="T3">(</text:span><text:span text:style-name="T27">a</text:span><text:span text:style-name="T17">utomated planning and scheduling</text:span><text:span text:style-name="T26">, APS</text:span><text:span text:style-name="T28">) </text:span><text:span text:style-name="T9">— область задач искусственного интеллекта, касающаяся выполнения стратегии или последовательности действий, обычно для интеллектуальных агентов, автономных роботов и беспилотных аппаратов. В отличие от классических проблем управления и классификации, решения задач данной области комплексны, неизвестны и должны разрабатываться и оптимизироваться в многомерном пространстве. </text:span></text:p>
      <text:p text:style-name="Standard"><text:span text:style-name="T30">О</text:span><text:span text:style-name="T7">птимизация </text:span><text:span text:style-name="T8">(optimiztion) </text:span><text:span text:style-name="T11">— в математике, информатике и исследовании операций задача нахождения экстремума (минимума или максимума) целевой функции в некоторой области конечномерного векторного пространства, ограниченной набором линейных и/или нелинейных равенств и/или неравенств. Теорию и методы решения задачи оптимизации изучает </text:span><text:span text:style-name="T29">математическое программирование.</text:span><text:span text:style-name="T25"> </text:span></text:p>
      <text:p text:style-name="P3"><text:span text:style-name="T30">Математическое программирование </text:span><text:span text:style-name="T32">(mathematical programming) </text:span>— это область математики, разрабатывающая теорию, численные методы решения многомерных задач с ограничениями. В отличие от классической математики, математическое программирование занимается математическими методами решения задач нахождения наилучших вариантов из всех возможных.</text:p>
      <text:p text:style-name="P2"><text:soft-page-break/><text:span text:style-name="T39">[ИСТОЧНИК: </text:span><text:span text:style-name="T33">Поляк Б.П.</text:span> История математического программирования в СССР: анализ феномена<text:span text:style-name="T44">]</text:span></text:p>
      <text:p text:style-name="P2"><text:span text:style-name="T30">Машинное о</text:span><text:span text:style-name="T47">бучение (</text:span><text:span text:style-name="T43">machine learning</text:span><text:span text:style-name="T47">, ML) </text:span>— класс методов искусственного интеллекта, характерной чертой которых является не прямое решение задачи, а обучение в процессе применения решений множества сходных задач. Для построения таких методов используются средства математической статистики, численных методов, математического анализа, методов оптимизации, теории вероятностей, теории графов, различные техники работы с данными в цифровой форме. </text:p>
      <text:p text:style-name="P2"><text:span text:style-name="T30">Обработка текстов на естественном</text:span><text:span text:style-name="T47"> языке (</text:span><text:span text:style-name="T48">n</text:span><text:span text:style-name="T47">atural </text:span><text:span text:style-name="T48">l</text:span><text:span text:style-name="T47">anguage </text:span><text:span text:style-name="T48">p</text:span><text:span text:style-name="T47">rocessing, NLP) </text:span>— общее направление искусственного интеллекта и математической лингвистики. Оно изучает проблемы компьютерного анализа и синтеза текстов на естественных языках. Применительно к искусственному интеллекту анализ означает понимание языка, а синтез — генерацию грамотного текста. Решение этих проблем будет означать создание более удобной формы взаимодействия компьютера и человек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PT Sans" svg:font-family="'PT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723@outlook.com</meta:initial-creator>
    <meta:editing-cycles>25</meta:editing-cycles>
    <meta:creation-date>2020-12-04T09:32:00</meta:creation-date>
    <dc:date>2021-01-12T14:41:09.212296865</dc:date>
    <meta:editing-duration>PT2H20M43S</meta:editing-duration>
    <meta:generator>LibreOffice/6.0.5.2$Linux_X86_64 LibreOffice_project/00m0$Build-2</meta:generator>
    <meta:document-statistic meta:table-count="0" meta:image-count="0" meta:object-count="0" meta:page-count="2" meta:paragraph-count="13" meta:word-count="386" meta:character-count="3573" meta:non-whitespace-character-count="31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